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36cm" fo:min-width="7.586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76cm" fo:min-width="5.42cm"/>
    </style:style>
    <style:style style:name="gr5" style:family="graphic" style:parent-style-name="standard">
      <style:graphic-properties draw:fill-color="#eeeeee" draw:textarea-horizontal-align="justify" draw:textarea-vertical-align="top" draw:auto-grow-height="false" fo:min-height="8.1cm" fo:min-width="17.3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cm" fo:text-align="start"/>
    </style:style>
    <style:style style:name="P5" style:family="paragraph">
      <loext:graphic-properties draw:fill-color="#eeeeee"/>
      <style:paragraph-properties fo:margin-top="0cm" fo:margin-bottom="0cm" fo:text-align="star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8.3cm" svg:height="2.2cm" svg:x="1.75cm" svg:y="2.1cm">
          <text:p text:style-name="P1"><text:span text:style-name="T1">Laden</text:span><text:span text:style-name="T2"> der </text:span><text:span text:style-name="T2"><text:line-break/></text:span><text:span text:style-name="T2">Kategorie:Die_Gartenlaube_Artik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7.5cm" svg:height="2.4cm" svg:x="2.15cm" svg:y="5.6cm">
          <text:p text:style-name="P1"><text:span text:style-name="T3">Extraktion der </text:span><text:span text:style-name="T3"><text:line-break/></text:span><text:span text:style-name="T3">Unterkategorie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7.5cm" svg:height="2.4cm" svg:x="2.15cm" svg:y="9.3cm">
          <text:p text:style-name="P1"><text:span text:style-name="T3">Laden der einzelnen </text:span><text:span text:style-name="T3"><text:line-break/></text:span><text:span text:style-name="T3">Artikel-Seite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9cm" svg:y1="4.3cm" svg:x2="5.9cm" svg:y2="5.6cm" draw:start-shape="id1" draw:start-glue-point="2" draw:end-shape="id2" draw:end-glue-point="0" svg:d="M5900 4300v1300" svg:viewBox="0 0 1 1301">
          <text:p/>
        </draw:connector>
        <draw:connector draw:style-name="gr3" draw:text-style-name="P3" draw:layer="layout" draw:type="line" svg:x1="5.9cm" svg:y1="8cm" svg:x2="5.9cm" svg:y2="9.3cm" draw:start-shape="id2" draw:start-glue-point="2" draw:end-shape="id3" svg:d="M5900 8000v1300" svg:viewBox="0 0 1 1301">
          <text:p/>
        </draw:connector>
        <draw:connector draw:style-name="gr3" draw:text-style-name="P3" draw:layer="layout" draw:type="line" svg:x1="5.9cm" svg:y1="11.7cm" svg:x2="5.9cm" svg:y2="13.6cm" draw:start-shape="id3" draw:start-glue-point="2" draw:end-shape="id4" svg:d="M5900 11700v1900" svg:viewBox="0 0 1 1901">
          <text:p/>
        </draw:connector>
        <draw:custom-shape draw:style-name="gr4" draw:text-style-name="P1" xml:id="id4" draw:id="id4" draw:layer="layout" svg:width="9.4cm" svg:height="2.9cm" svg:x="1.2cm" svg:y="13.6cm">
          <text:p text:style-name="P1"><text:span text:style-name="T3">Extraktion des Wikitexts</text:span><text:span text:style-name="T3"><text:line-break/></text:span><text:span text:style-name="T3">der einzelnen Artike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xml:id="id5" draw:id="id5" draw:layer="layout" svg:width="17.86cm" svg:height="8.5cm" svg:x="1.8cm" svg:y="17.5cm">
          <text:p text:style-name="P4"><text:span text:style-name="T3">Extraktion der Metadatenfelder aus der Textbox per RegEx: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2.4cm" svg:x="2.6cm" svg:y="18.7cm">
          <text:p text:style-name="P1"><text:span text:style-name="T3">Extraktion der Metadatenfelder</text:span><text:span text:style-name="T3"><text:line-break/></text:span><text:span text:style-name="T3">aus der Textbox per RegEx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9.425cm" svg:y1="15.05cm" svg:x2="10.73cm" svg:y2="17.5cm" draw:start-shape="id4" draw:start-glue-point="6" draw:end-shape="id5" draw:end-glue-point="0" svg:d="M9425 15050h1305v2450" svg:viewBox="0 0 1306 24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draw:auto-grow-height="false" draw:auto-grow-width="true" fo:padding-top="0.2cm" fo:padding-bottom="0.2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1T15:00:08.631066385</meta:creation-date>
    <dc:date>2019-11-14T07:29:30.025813706</dc:date>
    <meta:editing-duration>PT9H4M36S</meta:editing-duration>
    <meta:editing-cycles>6</meta:editing-cycles>
    <meta:generator>LibreOffice/6.0.7.3$Linux_X86_64 LibreOffice_project/00m0$Build-3</meta:generator>
    <meta:document-statistic meta:object-count="10"/>
  </office:meta>
</office:document-meta>
</file>